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IsExceptionPredicate.getInstance( Predicate predic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llIsExceptionPredicate.NullIsExceptionPredicate(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llIsExceptionPredicate.getPred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IsExceptionPredicate.evaluat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